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ea3f9" officeooo:paragraph-rsid="001ea3f9"/>
    </style:style>
    <style:style style:name="P2" style:family="paragraph" style:parent-style-name="Standard">
      <style:text-properties officeooo:rsid="001ea3f9" officeooo:paragraph-rsid="001fad6c"/>
    </style:style>
    <style:style style:name="P3" style:family="paragraph" style:parent-style-name="Standard">
      <style:text-properties officeooo:rsid="001fad6c" officeooo:paragraph-rsid="001fad6c"/>
    </style:style>
    <style:style style:name="P4" style:family="paragraph" style:parent-style-name="Standard">
      <style:text-properties officeooo:rsid="002033ef" officeooo:paragraph-rsid="002033ef"/>
    </style:style>
    <style:style style:name="P5" style:family="paragraph" style:parent-style-name="Standard">
      <style:text-properties officeooo:rsid="0020f35e" officeooo:paragraph-rsid="0020f35e"/>
    </style:style>
    <style:style style:name="P6" style:family="paragraph" style:parent-style-name="Standard">
      <style:text-properties officeooo:rsid="001ea3f9" officeooo:paragraph-rsid="0022b1c3"/>
    </style:style>
    <style:style style:name="P7" style:family="paragraph" style:parent-style-name="Standard">
      <style:text-properties officeooo:rsid="0023b359" officeooo:paragraph-rsid="0023b359"/>
    </style:style>
    <style:style style:name="T1" style:family="text">
      <style:text-properties officeooo:rsid="001fad6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Primeiro levanta o servidor no terminal na pasta backend com nome perguntasBackend.js com o comando node perguntasBackend.js</text:p>
      <text:p text:style-name="P7"><text:s/></text:p>
      <text:p text:style-name="P5">Navegador no console na tela do ajax:</text:p>
      <text:p text:style-name="P5"/>
      <text:p text:style-name="P3">Primeiro: </text:p>
      <text:p text:style-name="P3"/>
      <text:p text:style-name="P1"><text:span text:style-name="T1">v</text:span>ar get = function (url, callback){</text:p>
      <text:p text:style-name="P1"><text:s/>var xhr = new XMLHttpRequest();</text:p>
      <text:p text:style-name="P1"><text:s/>xhr.onreadystatechange = function (){</text:p>
      <text:p text:style-name="P6"><text:s text:c="2"/>if (xhr.readyState === 4){</text:p>
      <text:p text:style-name="P6"><text:s text:c="3"/>callback(xhr.responseText, xhr.status);</text:p>
      <text:p text:style-name="P1"><text:s text:c="2"/>}</text:p>
      <text:p text:style-name="P1"><text:s/>};</text:p>
      <text:p text:style-name="P1"><text:s/>xhr.open('GET', url);</text:p>
      <text:p text:style-name="P1"><text:s/>xhr.send(null);</text:p>
      <text:p text:style-name="P2">};</text:p>
      <text:p text:style-name="P2"/>
      <text:p text:style-name="P3">segundo:</text:p>
      <text:p text:style-name="P3"/>
      <text:p text:style-name="P4">get("http://127.0.0.1:1337/perguntas", function(data){ document.getElementById("ajax").innerHTML = data; });</text:p>
      <text:p text:style-name="P2"/>
      <text:p text:style-name="P2"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6T19:03:38.165604699</meta:creation-date>
    <dc:date>2016-04-26T19:39:23.057224470</dc:date>
    <meta:editing-duration>PT21M50S</meta:editing-duration>
    <meta:editing-cycles>7</meta:editing-cycles>
    <meta:generator>LibreOffice/5.0.5.2$Linux_X86_64 LibreOffice_project/00m0$Build-2</meta:generator>
    <meta:document-statistic meta:table-count="0" meta:image-count="0" meta:object-count="0" meta:page-count="1" meta:paragraph-count="17" meta:word-count="59" meta:character-count="511" meta:non-whitespace-character-count="451"/>
  </office:meta>
</office:document-meta>
</file>